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59.99mm" svg:height="89.99mm" svg:x="265.27mm" svg:y="26.97mm">
            <draw:object draw:notify-on-update-of-ranges="List1.A1:List1.A1 List1.A2:List1.A31 List1.B1:List1.B1 List1.B2:List1.B31 List1.A1:List1.A1 List1.A2:List1.A31 List1.C1:List1.C1 List1.C2:Lis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[.A2]/5) + COS(3*[.A2]/5)+2" office:value-type="float" office:value="3.02400494570474" calcext:value-type="float">
            <text:p>3,02400494570474</text:p>
          </table:table-cell>
          <table:table-cell office:value-type="float" office:value="2.33744037870195" calcext:value-type="float">
            <text:p>2,33744037870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[.A3]/5) + COS(3*[.A3]/5)+2" office:value-type="float" office:value="2.75177609678532" calcext:value-type="float">
            <text:p>2,75177609678532</text:p>
          </table:table-cell>
          <table:table-cell office:value-type="float" office:value="2.33744037870195" calcext:value-type="float">
            <text:p>2,33744037870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[.A4]/5) + COS(3*[.A4]/5)+2" office:value-type="float" office:value="2.33744037870195" calcext:value-type="float">
            <text:p>2,33744037870195</text:p>
          </table:table-cell>
          <table:table-cell office:value-type="float" office:value="2.33744037870195" calcext:value-type="float">
            <text:p>2,33744037870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[.A5]/5) + COS(3*[.A5]/5)+2" office:value-type="float" office:value="1.97996237535828" calcext:value-type="float">
            <text:p>1,97996237535828</text:p>
          </table:table-cell>
          <table:table-cell office:value-type="float" office:value="2.33744037870195" calcext:value-type="float">
            <text:p>2,33744037870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[.A6]/5) + COS(3*[.A6]/5)+2" office:value-type="float" office:value="1.85147848820745" calcext:value-type="float">
            <text:p>1,85147848820745</text:p>
          </table:table-cell>
          <table:table-cell office:value-type="float" office:value="2.33744037870195" calcext:value-type="float">
            <text:p>2,33744037870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[.A7]/5) + COS(3*[.A7]/5)+2" office:value-type="float" office:value="2.03528066963308" calcext:value-type="float">
            <text:p>2,03528066963308</text:p>
          </table:table-cell>
          <table:table-cell office:value-type="float" office:value="3.08707258648095" calcext:value-type="float">
            <text:p>3,087072586480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[.A8]/5) + COS(3*[.A8]/5)+2" office:value-type="float" office:value="2.49518890864776" calcext:value-type="float">
            <text:p>2,49518890864776</text:p>
          </table:table-cell>
          <table:table-cell office:value-type="float" office:value="3.08707258648095" calcext:value-type="float">
            <text:p>3,087072586480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[.A9]/5) + COS(3*[.A9]/5)+2" office:value-type="float" office:value="3.08707258648095" calcext:value-type="float">
            <text:p>3,08707258648095</text:p>
          </table:table-cell>
          <table:table-cell office:value-type="float" office:value="3.08707258648095" calcext:value-type="float">
            <text:p>3,087072586480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[.A10]/5) + COS(3*[.A10]/5)+2" office:value-type="float" office:value="3.60854050682083" calcext:value-type="float">
            <text:p>3,60854050682083</text:p>
          </table:table-cell>
          <table:table-cell office:value-type="float" office:value="3.08707258648095" calcext:value-type="float">
            <text:p>3,087072586480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[.A11]/5) + COS(3*[.A11]/5)+2" office:value-type="float" office:value="3.86946771347605" calcext:value-type="float">
            <text:p>3,86946771347605</text:p>
          </table:table-cell>
          <table:table-cell office:value-type="float" office:value="3.08707258648095" calcext:value-type="float">
            <text:p>3,087072586480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[.A12]/5) + COS(3*[.A12]/5)+2" office:value-type="float" office:value="3.75872899577812" calcext:value-type="float">
            <text:p>3,75872899577812</text:p>
          </table:table-cell>
          <table:table-cell office:value-type="float" office:value="2.56945679238411" calcext:value-type="float">
            <text:p>2,56945679238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[.A13]/5) + COS(3*[.A13]/5)+2" office:value-type="float" office:value="3.28381449508341" calcext:value-type="float">
            <text:p>3,28381449508341</text:p>
          </table:table-cell>
          <table:table-cell office:value-type="float" office:value="2.56945679238411" calcext:value-type="float">
            <text:p>2,569456792384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[.A14]/5) + COS(3*[.A14]/5)+2" office:value-type="float" office:value="2.56945679238411" calcext:value-type="float">
            <text:p>2,56945679238411</text:p>
          </table:table-cell>
          <table:table-cell office:value-type="float" office:value="2.56945679238411" calcext:value-type="float">
            <text:p>2,569456792384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[.A15]/5) + COS(3*[.A15]/5)+2" office:value-type="float" office:value="1.81569949603922" calcext:value-type="float">
            <text:p>1,81569949603922</text:p>
          </table:table-cell>
          <table:table-cell office:value-type="float" office:value="2.56945679238411" calcext:value-type="float">
            <text:p>2,56945679238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[.A16]/5) + COS(3*[.A16]/5)+2" office:value-type="float" office:value="1.22998974617519" calcext:value-type="float">
            <text:p>1,22998974617519</text:p>
          </table:table-cell>
          <table:table-cell office:value-type="float" office:value="2.56945679238411" calcext:value-type="float">
            <text:p>2,569456792384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[.A17]/5) + COS(3*[.A17]/5)+2" office:value-type="float" office:value="0.956938000778293" calcext:value-type="float">
            <text:p>0,956938000778293</text:p>
          </table:table-cell>
          <table:table-cell office:value-type="float" office:value="1.36314965024981" calcext:value-type="float">
            <text:p>1,36314965024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[.A18]/5) + COS(3*[.A18]/5)+2" office:value-type="float" office:value="1.03019324594597" calcext:value-type="float">
            <text:p>1,03019324594597</text:p>
          </table:table-cell>
          <table:table-cell office:value-type="float" office:value="1.36314965024981" calcext:value-type="float">
            <text:p>1,363149650249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[.A19]/5) + COS(3*[.A19]/5)+2" office:value-type="float" office:value="1.36314965024981" calcext:value-type="float">
            <text:p>1,36314965024981</text:p>
          </table:table-cell>
          <table:table-cell office:value-type="float" office:value="1.36314965024981" calcext:value-type="float">
            <text:p>1,363149650249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[.A20]/5) + COS(3*[.A20]/5)+2" office:value-type="float" office:value="1.78163297540517" calcext:value-type="float">
            <text:p>1,78163297540517</text:p>
          </table:table-cell>
          <table:table-cell office:value-type="float" office:value="1.36314965024981" calcext:value-type="float">
            <text:p>1,363149650249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[.A21]/5) + COS(3*[.A21]/5)+2" office:value-type="float" office:value="2.08705146342456" calcext:value-type="float">
            <text:p>2,08705146342456</text:p>
          </table:table-cell>
          <table:table-cell office:value-type="float" office:value="1.36314965024981" calcext:value-type="float">
            <text:p>1,363149650249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[.A22]/5) + COS(3*[.A22]/5)+2" office:value-type="float" office:value="2.12785881308742" calcext:value-type="float">
            <text:p>2,12785881308742</text:p>
          </table:table-cell>
          <table:table-cell office:value-type="float" office:value="1.33712387431558" calcext:value-type="float">
            <text:p>1,337123874315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[.A23]/5) + COS(3*[.A23]/5)+2" office:value-type="float" office:value="1.85428188375093" calcext:value-type="float">
            <text:p>1,85428188375093</text:p>
          </table:table-cell>
          <table:table-cell office:value-type="float" office:value="1.33712387431558" calcext:value-type="float">
            <text:p>1,33712387431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[.A24]/5) + COS(3*[.A24]/5)+2" office:value-type="float" office:value="1.33712387431558" calcext:value-type="float">
            <text:p>1,33712387431558</text:p>
          </table:table-cell>
          <table:table-cell office:value-type="float" office:value="1.33712387431558" calcext:value-type="float">
            <text:p>1,337123874315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[.A25]/5) + COS(3*[.A25]/5)+2" office:value-type="float" office:value="0.744018034950404" calcext:value-type="float">
            <text:p>0,744018034950404</text:p>
          </table:table-cell>
          <table:table-cell office:value-type="float" office:value="1.33712387431558" calcext:value-type="float">
            <text:p>1,337123874315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[.A26]/5) + COS(3*[.A26]/5)+2" office:value-type="float" office:value="0.28138781247804" calcext:value-type="float">
            <text:p>0,28138781247804</text:p>
          </table:table-cell>
          <table:table-cell office:value-type="float" office:value="1.33712387431558" calcext:value-type="float">
            <text:p>1,337123874315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[.A27]/5) + COS(3*[.A27]/5)+2" office:value-type="float" office:value="0.122367719096032" calcext:value-type="float">
            <text:p>0,122367719096032</text:p>
          </table:table-cell>
          <table:table-cell office:value-type="float" office:value="0.908054774716316" calcext:value-type="float">
            <text:p>0,908054774716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[.A28]/5) + COS(3*[.A28]/5)+2" office:value-type="float" office:value="0.345863022081778" calcext:value-type="float">
            <text:p>0,345863022081778</text:p>
          </table:table-cell>
          <table:table-cell office:value-type="float" office:value="0.908054774716316" calcext:value-type="float">
            <text:p>0,9080547747163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[.A29]/5) + COS(3*[.A29]/5)+2" office:value-type="float" office:value="0.908054774716316" calcext:value-type="float">
            <text:p>0,908054774716316</text:p>
          </table:table-cell>
          <table:table-cell office:value-type="float" office:value="0.908054774716316" calcext:value-type="float">
            <text:p>0,9080547747163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[.A30]/5) + COS(3*[.A30]/5)+2" office:value-type="float" office:value="1.65634142051472" calcext:value-type="float">
            <text:p>1,65634142051472</text:p>
          </table:table-cell>
          <table:table-cell office:value-type="float" office:value="0.908054774716316" calcext:value-type="float">
            <text:p>0,908054774716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[.A31]/5) + COS(3*[.A31]/5)+2" office:value-type="float" office:value="2.38090121004515" calcext:value-type="float">
            <text:p>2,38090121004515</text:p>
          </table:table-cell>
          <table:table-cell office:value-type="float" office:value="0.908054774716316" calcext:value-type="float">
            <text:p>0,908054774716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Jašek</meta:initial-creator>
    <meta:creation-date>2018-05-05T00:58:38.129953309</meta:creation-date>
    <dc:date>2018-05-05T01:03:53.966822481</dc:date>
    <dc:creator>Martin Jašek</dc:creator>
    <meta:editing-duration>PT5M14S</meta:editing-duration>
    <meta:editing-cycles>4</meta:editing-cycles>
    <meta:generator>LibreOffice/5.4.4.2$Linux_X86_64 LibreOffice_project/40m0$Build-2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952cm" style:legend-expansion="high" chart:style-name="ch2"/>
        <chart:plot-area chart:style-name="ch3" table:cell-range-address="List1.A1:List1.C31" chart:data-source-has-labels="row" svg:x="0.32cm" svg:y="0.18cm" svg:width="13.646cm" svg:height="8.64cm">
          <chartooo:coordinate-region svg:x="1.047cm" svg:y="0.379cm" svg:width="12.7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B2:List1.B31" chart:label-cell-address="List1.B1:List1.B1" chart:class="chart:scatter">
            <chart:domain table:cell-range-address="List1.A2:List1.A31"/>
            <chart:data-point chart:repeated="30"/>
          </chart:series>
          <chart:series chart:style-name="ch7" chart:values-cell-range-address="List1.C2:List1.C31" chart:label-cell-address="List1.C1:List1.C1" chart:class="chart:scatte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y</text:p>
                <draw:g>
                  <svg:desc>List1.B1:List1.B1</svg:desc>
                </draw:g>
              </table:table-cell>
              <table:table-cell office:value-type="string">
                <text:p>sq</text:p>
                <draw:g>
                  <svg:desc>List1.C1:Lis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A2:List1.A31</svg:desc>
                </draw:g>
              </table:table-cell>
              <table:table-cell office:value-type="float" office:value="3.02400494570474">
                <text:p>3.02400494570474</text:p>
                <draw:g>
                  <svg:desc>List1.B2:List1.B31</svg:desc>
                </draw:g>
              </table:table-cell>
              <table:table-cell office:value-type="float" office:value="2.33744037870195">
                <text:p>2.33744037870195</text:p>
                <draw:g>
                  <svg:desc>List1.C2:Lis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5177609678532">
                <text:p>2.75177609678532</text:p>
              </table:table-cell>
              <table:table-cell office:value-type="float" office:value="2.33744037870195">
                <text:p>2.33744037870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3744037870195">
                <text:p>2.33744037870195</text:p>
              </table:table-cell>
              <table:table-cell office:value-type="float" office:value="2.33744037870195">
                <text:p>2.33744037870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97996237535828">
                <text:p>1.97996237535828</text:p>
              </table:table-cell>
              <table:table-cell office:value-type="float" office:value="2.33744037870195">
                <text:p>2.33744037870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5147848820745">
                <text:p>1.85147848820745</text:p>
              </table:table-cell>
              <table:table-cell office:value-type="float" office:value="2.33744037870195">
                <text:p>2.33744037870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03528066963308">
                <text:p>2.03528066963308</text:p>
              </table:table-cell>
              <table:table-cell office:value-type="float" office:value="3.08707258648095">
                <text:p>3.08707258648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49518890864776">
                <text:p>2.49518890864776</text:p>
              </table:table-cell>
              <table:table-cell office:value-type="float" office:value="3.08707258648095">
                <text:p>3.08707258648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8707258648095">
                <text:p>3.08707258648095</text:p>
              </table:table-cell>
              <table:table-cell office:value-type="float" office:value="3.08707258648095">
                <text:p>3.08707258648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60854050682083">
                <text:p>3.60854050682083</text:p>
              </table:table-cell>
              <table:table-cell office:value-type="float" office:value="3.08707258648095">
                <text:p>3.08707258648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86946771347605">
                <text:p>3.86946771347605</text:p>
              </table:table-cell>
              <table:table-cell office:value-type="float" office:value="3.08707258648095">
                <text:p>3.08707258648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75872899577812">
                <text:p>3.75872899577812</text:p>
              </table:table-cell>
              <table:table-cell office:value-type="float" office:value="2.56945679238411">
                <text:p>2.56945679238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28381449508341">
                <text:p>3.28381449508341</text:p>
              </table:table-cell>
              <table:table-cell office:value-type="float" office:value="2.56945679238411">
                <text:p>2.56945679238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56945679238411">
                <text:p>2.56945679238411</text:p>
              </table:table-cell>
              <table:table-cell office:value-type="float" office:value="2.56945679238411">
                <text:p>2.56945679238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1569949603922">
                <text:p>1.81569949603922</text:p>
              </table:table-cell>
              <table:table-cell office:value-type="float" office:value="2.56945679238411">
                <text:p>2.56945679238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22998974617519">
                <text:p>1.22998974617519</text:p>
              </table:table-cell>
              <table:table-cell office:value-type="float" office:value="2.56945679238411">
                <text:p>2.56945679238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56938000778293">
                <text:p>0.956938000778293</text:p>
              </table:table-cell>
              <table:table-cell office:value-type="float" office:value="1.36314965024981">
                <text:p>1.36314965024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03019324594597">
                <text:p>1.03019324594597</text:p>
              </table:table-cell>
              <table:table-cell office:value-type="float" office:value="1.36314965024981">
                <text:p>1.36314965024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6314965024981">
                <text:p>1.36314965024981</text:p>
              </table:table-cell>
              <table:table-cell office:value-type="float" office:value="1.36314965024981">
                <text:p>1.36314965024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78163297540517">
                <text:p>1.78163297540517</text:p>
              </table:table-cell>
              <table:table-cell office:value-type="float" office:value="1.36314965024981">
                <text:p>1.36314965024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08705146342456">
                <text:p>2.08705146342456</text:p>
              </table:table-cell>
              <table:table-cell office:value-type="float" office:value="1.36314965024981">
                <text:p>1.36314965024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12785881308742">
                <text:p>2.12785881308742</text:p>
              </table:table-cell>
              <table:table-cell office:value-type="float" office:value="1.33712387431558">
                <text:p>1.33712387431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85428188375093">
                <text:p>1.85428188375093</text:p>
              </table:table-cell>
              <table:table-cell office:value-type="float" office:value="1.33712387431558">
                <text:p>1.33712387431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3712387431558">
                <text:p>1.33712387431558</text:p>
              </table:table-cell>
              <table:table-cell office:value-type="float" office:value="1.33712387431558">
                <text:p>1.3371238743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44018034950404">
                <text:p>0.744018034950404</text:p>
              </table:table-cell>
              <table:table-cell office:value-type="float" office:value="1.33712387431558">
                <text:p>1.33712387431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8138781247804">
                <text:p>0.28138781247804</text:p>
              </table:table-cell>
              <table:table-cell office:value-type="float" office:value="1.33712387431558">
                <text:p>1.33712387431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22367719096032">
                <text:p>0.122367719096032</text:p>
              </table:table-cell>
              <table:table-cell office:value-type="float" office:value="0.908054774716316">
                <text:p>0.908054774716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5863022081778">
                <text:p>0.345863022081778</text:p>
              </table:table-cell>
              <table:table-cell office:value-type="float" office:value="0.908054774716316">
                <text:p>0.908054774716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8054774716316">
                <text:p>0.908054774716316</text:p>
              </table:table-cell>
              <table:table-cell office:value-type="float" office:value="0.908054774716316">
                <text:p>0.908054774716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65634142051472">
                <text:p>1.65634142051472</text:p>
              </table:table-cell>
              <table:table-cell office:value-type="float" office:value="0.908054774716316">
                <text:p>0.908054774716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38090121004515">
                <text:p>2.38090121004515</text:p>
              </table:table-cell>
              <table:table-cell office:value-type="float" office:value="0.908054774716316">
                <text:p>0.908054774716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